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88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86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88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6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88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0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88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5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89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2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89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74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892" svg:stroke-width="0.019cm" svg:stroke-color="#0075ba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893" svg:stroke-width="0.019cm" svg:stroke-color="#0075ba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894" svg:stroke-width="0.019cm" svg:stroke-color="#0182c5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895" svg:stroke-width="0.019cm" svg:stroke-color="#0182c5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896" svg:stroke-width="0.019cm" svg:stroke-color="#eb6617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897" svg:stroke-width="0.019cm" svg:stroke-color="#eb6617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689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689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747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79cm" svg:height="0.736cm" svg:x="9.245cm" svg:y="14.377cm">
            <draw:text-box>
              <text:p text:style-name="P1"><text:span text:style-name="T1">O</text:span></text:p>
            </draw:text-box>
          </draw:frame>
          <draw:frame draw:style-name="gr2" draw:text-style-name="P2" draw:layer="layout" svg:width="0.643cm" svg:height="0.636cm" svg:x="11.956cm" svg:y="16.238cm">
            <draw:text-box>
              <text:p text:style-name="P1"><text:span text:style-name="T1">B</text:span></text:p>
            </draw:text-box>
          </draw:frame>
          <draw:frame draw:style-name="gr3" draw:text-style-name="P2" draw:layer="layout" svg:width="0.713cm" svg:height="0.657cm" svg:x="10.685cm" svg:y="13.398cm">
            <draw:text-box>
              <text:p text:style-name="P1"><text:span text:style-name="T1">N</text:span></text:p>
            </draw:text-box>
          </draw:frame>
          <draw:frame draw:style-name="gr4" draw:text-style-name="P2" draw:layer="layout" svg:width="0.883cm" svg:height="0.803cm" svg:x="11.448cm" svg:y="12.595cm">
            <draw:text-box>
              <text:p text:style-name="P1"><text:span text:style-name="T1">M</text:span></text:p>
            </draw:text-box>
          </draw:frame>
          <draw:frame draw:style-name="gr5" draw:text-style-name="P2" draw:layer="layout" svg:width="0.639cm" svg:height="0.779cm" svg:x="10.875cm" svg:y="15.268cm">
            <draw:text-box>
              <text:p text:style-name="P1"><text:span text:style-name="T1">A</text:span></text:p>
            </draw:text-box>
          </draw:frame>
          <draw:frame draw:style-name="gr6" draw:text-style-name="P2" draw:layer="layout" svg:width="1.675cm" svg:height="0.997cm" draw:transform="rotate (0.871268362595569) translate (9.376cm 14.305cm)">
            <draw:text-box>
              <text:p text:style-name="P1"><text:span text:style-name="T1">5,5 cm</text:span></text:p>
            </draw:text-box>
          </draw:frame>
          <draw:line draw:style-name="gr7" draw:text-style-name="P3" draw:layer="layout" svg:x1="8.871cm" svg:y1="15.71cm" svg:x2="11.971cm" svg:y2="12.254cm">
            <text:p/>
          </draw:line>
          <draw:line draw:style-name="gr8" draw:text-style-name="P3" draw:layer="layout" svg:x1="8.418cm" svg:y1="13.41cm" svg:x2="12.328cm" svg:y2="16.875cm">
            <text:p/>
          </draw:line>
          <draw:line draw:style-name="gr9" draw:text-style-name="P3" draw:layer="layout" svg:x1="10.076cm" svg:y1="14.655cm" svg:x2="9.956cm" svg:y2="14.774cm">
            <text:p/>
          </draw:line>
          <draw:line draw:style-name="gr10" draw:text-style-name="P3" draw:layer="layout" svg:x1="10.064cm" svg:y1="14.654cm" svg:x2="9.933cm" svg:y2="14.534cm">
            <text:p/>
          </draw:line>
          <draw:line draw:style-name="gr11" draw:text-style-name="P3" draw:layer="layout" svg:x1="11.494cm" svg:y1="12.061cm" svg:x2="12.18cm" svg:y2="17.221cm">
            <text:p/>
          </draw:line>
          <draw:line draw:style-name="gr12" draw:text-style-name="P3" draw:layer="layout" svg:x1="10.574cm" svg:y1="12.511cm" svg:x2="11.189cm" svg:y2="16.843cm">
            <text:p/>
          </draw:line>
          <draw:frame draw:style-name="gr13" draw:text-style-name="P2" draw:layer="layout" svg:width="1.414cm" svg:height="0.63cm" draw:transform="rotate (-0.611563369898813) translate (9.838cm 14.823cm)">
            <draw:text-box>
              <text:p text:style-name="P1"><text:span text:style-name="T1">8 cm</text:span></text:p>
            </draw:text-box>
          </draw:frame>
          <draw:frame draw:style-name="gr14" draw:text-style-name="P2" draw:layer="layout" svg:width="1.382cm" svg:height="0.997cm" draw:transform="rotate (-0.610341639422417) translate (11.274cm 16.007cm)">
            <draw:text-box>
              <text:p text:style-name="P1"><text:span text:style-name="T1">3 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86" draw:display-name="Dashed (var) 6886" draw:style="rect" draw:dots1="1" draw:dots1-length="0.002cm" draw:dots2="1" draw:dots2-length="0.002cm" draw:distance="0.002cm"/>
    <draw:stroke-dash draw:name="Dashed_20__28_var_29__20_6887" draw:display-name="Dashed (var) 6887" draw:style="rect" draw:dots1="1" draw:dots1-length="0.002cm" draw:dots2="1" draw:dots2-length="0.002cm" draw:distance="0.002cm"/>
    <draw:stroke-dash draw:name="Dashed_20__28_var_29__20_6888" draw:display-name="Dashed (var) 6888" draw:style="rect" draw:dots1="1" draw:dots1-length="0.002cm" draw:dots2="1" draw:dots2-length="0.002cm" draw:distance="0.002cm"/>
    <draw:stroke-dash draw:name="Dashed_20__28_var_29__20_6889" draw:display-name="Dashed (var) 6889" draw:style="rect" draw:dots1="1" draw:dots1-length="0.002cm" draw:dots2="1" draw:dots2-length="0.002cm" draw:distance="0.002cm"/>
    <draw:stroke-dash draw:name="Dashed_20__28_var_29__20_6890" draw:display-name="Dashed (var) 6890" draw:style="rect" draw:dots1="1" draw:dots1-length="0.002cm" draw:dots2="1" draw:dots2-length="0.002cm" draw:distance="0.002cm"/>
    <draw:stroke-dash draw:name="Dashed_20__28_var_29__20_6891" draw:display-name="Dashed (var) 6891" draw:style="rect" draw:dots1="1" draw:dots1-length="0.002cm" draw:dots2="1" draw:dots2-length="0.002cm" draw:distance="0.002cm"/>
    <draw:stroke-dash draw:name="Dashed_20__28_var_29__20_6892" draw:display-name="Dashed (var) 6892" draw:style="rect" draw:dots1="1" draw:dots1-length="0.002cm" draw:dots2="1" draw:dots2-length="0.002cm" draw:distance="0.002cm"/>
    <draw:stroke-dash draw:name="Dashed_20__28_var_29__20_6893" draw:display-name="Dashed (var) 6893" draw:style="rect" draw:dots1="1" draw:dots1-length="0.002cm" draw:dots2="1" draw:dots2-length="0.002cm" draw:distance="0.002cm"/>
    <draw:stroke-dash draw:name="Dashed_20__28_var_29__20_6894" draw:display-name="Dashed (var) 6894" draw:style="rect" draw:dots1="1" draw:dots1-length="0.002cm" draw:dots2="1" draw:dots2-length="0.002cm" draw:distance="0.002cm"/>
    <draw:stroke-dash draw:name="Dashed_20__28_var_29__20_6895" draw:display-name="Dashed (var) 6895" draw:style="rect" draw:dots1="1" draw:dots1-length="0.002cm" draw:dots2="1" draw:dots2-length="0.002cm" draw:distance="0.002cm"/>
    <draw:stroke-dash draw:name="Dashed_20__28_var_29__20_6896" draw:display-name="Dashed (var) 6896" draw:style="rect" draw:dots1="1" draw:dots1-length="0.002cm" draw:dots2="1" draw:dots2-length="0.002cm" draw:distance="0.002cm"/>
    <draw:stroke-dash draw:name="Dashed_20__28_var_29__20_6897" draw:display-name="Dashed (var) 6897" draw:style="rect" draw:dots1="1" draw:dots1-length="0.002cm" draw:dots2="1" draw:dots2-length="0.002cm" draw:distance="0.002cm"/>
    <draw:stroke-dash draw:name="Dashed_20__28_var_29__20_6898" draw:display-name="Dashed (var) 6898" draw:style="rect" draw:dots1="1" draw:dots1-length="0.002cm" draw:dots2="1" draw:dots2-length="0.002cm" draw:distance="0.002cm"/>
    <draw:stroke-dash draw:name="Dashed_20__28_var_29__20_6899" draw:display-name="Dashed (var) 6899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2:16.785449859</meta:creation-date>
    <dc:date>2018-02-09T15:32:58.252676957</dc:date>
    <meta:editing-duration>PT41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